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style:font-name="Courier" fo:font-size="10pt" style:font-size-asian="10pt" style:font-size-complex="10pt"/>
    </style:style>
    <style:style style:name="P8" style:family="paragraph" style:parent-style-name="Standard" style:list-style-name="L1">
      <style:text-properties style:font-name="Courier" fo:font-size="10pt" style:font-size-asian="10pt" style:font-size-complex="10pt"/>
    </style:style>
    <style:style style:name="P9" style:family="paragraph" style:parent-style-name="Standard" style:list-style-name="L1">
      <style:text-properties style:font-name="Courier" fo:font-size="10pt" style:font-size-asian="10pt" style:font-size-complex="10pt"/>
    </style:style>
    <style:style style:name="P10" style:family="paragraph" style:parent-style-name="Standard" style:list-style-name="L1">
      <style:text-properties style:font-name="Courier" fo:font-size="10pt" style:font-size-asian="10pt" style:font-size-complex="10pt"/>
    </style:style>
    <style:style style:name="P11" style:family="paragraph" style:parent-style-name="Standard" style:list-style-name="L1">
      <style:text-properties style:font-name="Courier" fo:font-size="10pt" style:font-size-asian="10pt" style:font-size-complex="10pt"/>
    </style:style>
    <style:style style:name="P12" style:family="paragraph" style:parent-style-name="Standard" style:list-style-name="L1">
      <style:text-properties style:font-name="Courier" fo:font-size="10pt" style:font-size-asian="10pt" style:font-size-complex="10pt"/>
    </style:style>
    <style:style style:name="P13" style:family="paragraph" style:parent-style-name="Standard" style:list-style-name="L1">
      <style:text-properties style:font-name="Courier" fo:font-size="10pt" style:font-size-asian="10pt" style:font-size-complex="10pt"/>
    </style:style>
    <style:style style:name="P14" style:family="paragraph" style:parent-style-name="Standard" style:list-style-name="L1">
      <style:text-properties style:font-name="Courier" fo:font-size="10pt" style:font-size-asian="10pt" style:font-size-complex="10pt"/>
    </style:style>
    <style:style style:name="P15" style:family="paragraph" style:parent-style-name="Standard" style:list-style-name="L1">
      <style:text-properties style:font-name="Courier" fo:font-size="10pt" style:font-size-asian="10pt" style:font-size-complex="10pt"/>
    </style:style>
    <style:style style:name="P16" style:family="paragraph" style:parent-style-name="Standard" style:list-style-name="L1">
      <style:text-properties style:font-name="Courier" fo:font-size="10pt" style:font-size-asian="10pt" style:font-size-complex="10pt"/>
    </style:style>
    <style:style style:name="P17" style:family="paragraph" style:parent-style-name="Standard" style:list-style-name="L1">
      <style:text-properties style:font-name="Courier" fo:font-size="10pt" style:font-size-asian="10pt" style:font-size-complex="10pt"/>
    </style:style>
    <style:style style:name="P18" style:family="paragraph" style:parent-style-name="Standard" style:list-style-name="L2">
      <style:text-properties style:font-name="Courier" fo:font-size="10pt" style:font-size-asian="10pt" style:font-size-complex="10pt"/>
    </style:style>
    <style:style style:name="P19" style:family="paragraph" style:parent-style-name="Standard" style:list-style-name="L2">
      <style:text-properties style:font-name="Courier" fo:font-size="10pt" style:font-size-asian="10pt" style:font-size-complex="10pt"/>
    </style:style>
    <style:style style:name="P20" style:family="paragraph" style:parent-style-name="Standard" style:list-style-name="L2">
      <style:text-properties style:font-name="Courier" fo:font-size="10pt" style:font-size-asian="10pt" style:font-size-complex="10pt"/>
    </style:style>
    <style:style style:name="P21" style:family="paragraph" style:parent-style-name="Standard" style:list-style-name="L2">
      <style:text-properties style:font-name="Courier" fo:font-size="10pt" style:font-size-asian="10pt" style:font-size-complex="10pt"/>
    </style:style>
    <style:style style:name="P22" style:family="paragraph" style:parent-style-name="Standard" style:list-style-name="L2">
      <style:text-properties style:font-name="Courier" fo:font-size="10pt" style:font-size-asian="10pt" style:font-size-complex="10pt"/>
    </style:style>
    <style:style style:name="P23" style:family="paragraph" style:parent-style-name="Standard" style:list-style-name="L2">
      <style:text-properties style:font-name="Courier" fo:font-size="10pt" style:font-size-asian="10pt" style:font-size-complex="10pt"/>
    </style:style>
    <style:style style:name="P24" style:family="paragraph" style:parent-style-name="Standard" style:list-style-name="L2">
      <style:text-properties style:font-name="Courier" fo:font-size="10pt" style:font-size-asian="10pt" style:font-size-complex="10pt"/>
    </style:style>
    <style:style style:name="P25" style:family="paragraph" style:parent-style-name="Standard" style:list-style-name="L3">
      <style:text-properties style:font-name="Courier" fo:font-size="10pt" style:font-size-asian="10pt" style:font-size-complex="10pt"/>
    </style:style>
    <style:style style:name="P26" style:family="paragraph" style:parent-style-name="Standard" style:list-style-name="L3">
      <style:text-properties style:font-name="Courier" fo:font-size="10pt" style:font-size-asian="10pt" style:font-size-complex="10pt"/>
    </style:style>
    <style:style style:name="P27" style:family="paragraph" style:parent-style-name="Standard" style:list-style-name="L3">
      <style:text-properties style:font-name="Courier"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Mega quick-start guide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Standard">Table of Contents</text:p>
          </text:index-title>
          <text:p text:style-name="P1">Introduction<text:tab/>3</text:p>
          <text:p text:style-name="P1">Creating the project<text:tab/>4</text:p>
          <text:p text:style-name="P5">Directory structure<text:tab/>4</text:p>
          <text:p text:style-name="P5">Requirements<text:tab/>4</text:p>
          <text:p text:style-name="P6">.jar files<text:tab/>4</text:p>
          <text:p text:style-name="P6">.tld files<text:tab/>4</text:p>
          <text:p text:style-name="P5">Configuration<text:tab/>5</text:p>
          <text:p text:style-name="P6">web.xml<text:tab/>5</text:p>
          <text:p text:style-name="P6">action-config.xml<text:tab/>7</text:p>
          <text:p text:style-name="P6">layout-config.xml<text:tab/>8</text:p>
          <text:p text:style-name="P5">Source code<text:tab/>9</text:p>
          <text:p text:style-name="P6">Hello.java<text:tab/>9</text:p>
          <text:p text:style-name="P6">index.jsp<text:tab/>9</text:p>
          <text:p text:style-name="P6">layout.jsp<text:tab/>9</text:p>
          <text:p text:style-name="P6">hello.jsp<text:tab/>10</text:p>
          <text:p text:style-name="P1">Building the project <text:tab/>11</text:p>
          <text:p text:style-name="P5">build.xml<text:tab/>11</text:p>
        </text:index-body>
      </text:table-of-content>
      <text:p text:style-name="Standard"/>
      <text:p text:style-name="Standard"/>
      <text:h text:style-name="Heading_20_1" text:outline-level="1"/>
      <text:h text:style-name="P3" text:outline-level="1">Introduction</text:h>
      <text:p text:style-name="Standard"/>
      <text:p text:style-name="Standard">Step-by-step instructions to create a “Hello World” application using all of Mega Web Framework's components (action, layout, taglib)</text:p>
      <text:p text:style-name="Standard"/>
      <text:h text:style-name="Heading_20_1" text:outline-level="1"/>
      <text:h text:style-name="P3" text:outline-level="1">Creating the project</text:h>
      <text:p text:style-name="Standard"/>
      <text:h text:style-name="Heading_20_2" text:outline-level="2">Directory structure</text:h>
      <text:p text:style-name="Standard"/>
      <text:p text:style-name="Standard">Create the following directory structure:</text:p>
      <text:p text:style-name="Standard"/>
      <text:list text:style-name="L1">
        <text:list-item>
          <text:p text:style-name="P8">SRC</text:p>
        </text:list-item>
        <text:list-item>
          <text:p text:style-name="P8">SRC/demo</text:p>
        </text:list-item>
        <text:list-item>
          <text:p text:style-name="P8">SRC/demo/action</text:p>
        </text:list-item>
        <text:list-item>
          <text:p text:style-name="P8">WAR</text:p>
        </text:list-item>
        <text:list-item>
          <text:p text:style-name="P8">WAR/JSP</text:p>
        </text:list-item>
        <text:list-item>
          <text:p text:style-name="P8">WAR/JSP/LAYOUT</text:p>
        </text:list-item>
        <text:list-item>
          <text:p text:style-name="P8">WAR/WEB-INF</text:p>
        </text:list-item>
        <text:list-item>
          <text:p text:style-name="P8">WAR/WEB-INF/LIB</text:p>
        </text:list-item>
        <text:list-item>
          <text:p text:style-name="P8">WAR/WEB-INF/TLD</text:p>
          <text:p text:style-name="P8"/>
        </text:list-item>
      </text:list>
      <text:p text:style-name="P7"/>
      <text:h text:style-name="Heading_20_2" text:outline-level="2">Requirements</text:h>
      <text:p text:style-name="Standard"/>
      <text:h text:style-name="Heading_20_3" text:outline-level="3">.jar files</text:h>
      <text:p text:style-name="Standard"/>
      <text:p text:style-name="Standard">Copy the required .jar files to WAR/WEB-INF/LIB</text:p>
      <text:p text:style-name="Standard"/>
      <text:list text:style-name="L2">
        <text:list-item>
          <text:p text:style-name="P18">commons-fileupload.jar (http://commons.apache.org/)</text:p>
        </text:list-item>
        <text:list-item>
          <text:p text:style-name="P18">commons-io.jar (http://commons.apache.org/)</text:p>
        </text:list-item>
        <text:list-item>
          <text:p text:style-name="P18">mega-action.jar (https://mega.dev.java.net/)</text:p>
        </text:list-item>
        <text:list-item>
          <text:p text:style-name="P18">mega-layout.jar (https://mega.dev.java.net/)</text:p>
        </text:list-item>
        <text:list-item>
          <text:p text:style-name="P18">mega-lib.jar (https://mega.dev.java.net/)</text:p>
        </text:list-item>
        <text:list-item>
          <text:p text:style-name="P18">mega-tags.jar (https://mega.dev.java.net/)</text:p>
        </text:list-item>
        <text:list-item>
          <text:p text:style-name="P18">sjtools.jar (https://sjtools.dev.java.net/)</text:p>
        </text:list-item>
      </text:list>
      <text:p text:style-name="Standard"/>
      <text:p text:style-name="Standard"/>
      <text:h text:style-name="Heading_20_3" text:outline-level="3">.tld files</text:h>
      <text:p text:style-name="Standard"/>
      <text:p text:style-name="Standard">Copy the required .tld files to WAR/WEB-INF/TLD</text:p>
      <text:p text:style-name="Standard"/>
      <text:list text:style-name="L3">
        <text:list-item>
          <text:p text:style-name="P25">mega-action.tld (https://mega.dev.java.net/)</text:p>
        </text:list-item>
        <text:list-item>
          <text:p text:style-name="P25">mega-layout.tld (https://mega.dev.java.net/)</text:p>
        </text:list-item>
        <text:list-item>
          <text:p text:style-name="P25">mega-tags.tld (https://mega.dev.java.net/)</text:p>
        </text:list-item>
      </text:list>
      <text:p text:style-name="Standard"/>
      <text:p text:style-name="Standard"/>
      <text:h text:style-name="Heading_20_2" text:outline-level="2"/>
      <text:h text:style-name="P2" text:outline-level="2">Configuration</text:h>
      <text:p text:style-name="Standard"/>
      <text:h text:style-name="Heading_20_3" text:outline-level="3">web.xml</text:h>
      <text:p text:style-name="Standard"/>
      <text:p text:style-name="Standard">Create a web.xml file in WAR/WEB-IF</text:p>
      <text:p text:style-name="Standard"/>
      <text:p text:style-name="P7">&lt;?xml version="1.0" encoding="UTF-8"?&gt;</text:p>
      <text:p text:style-name="P7"/>
      <text:p text:style-name="P7">&lt;!DOCTYPE web-app</text:p>
      <text:p text:style-name="P7"><text:s text:c="2"/>PUBLIC "-//Sun Microsystems, Inc.//DTD Web Application 2.3//EN"</text:p>
      <text:p text:style-name="P7"><text:s text:c="9"/>"dtd/web-app_2_3.dtd"&gt;</text:p>
      <text:p text:style-name="P7"/>
      <text:p text:style-name="P7">&lt;web-app&gt;</text:p>
      <text:p text:style-name="P7"><text:tab/>&lt;display-name&gt;Hello World&lt;/display-name&gt;</text:p>
      <text:p text:style-name="P7"/>
      <text:p text:style-name="P7"><text:tab/>&lt;servlet&gt;</text:p>
      <text:p text:style-name="P7"><text:tab/><text:tab/>&lt;servlet-name&gt;mega-action&lt;/servlet-name&gt;</text:p>
      <text:p text:style-name="P7"><text:tab/><text:tab/>&lt;servlet-class&gt;net.java.mega.action.ActionServlet&lt;/servlet-class&gt;</text:p>
      <text:p text:style-name="P7"><text:tab/><text:tab/>&lt;init-param&gt;</text:p>
      <text:p text:style-name="P7"><text:tab/><text:tab/><text:tab/>&lt;param-name&gt;config&lt;/param-name&gt;</text:p>
      <text:p text:style-name="P7"><text:tab/><text:tab/><text:tab/>&lt;param-value&gt;/WEB-INF/action-config.xml&lt;/param-value&gt;</text:p>
      <text:p text:style-name="P7"><text:tab/><text:tab/>&lt;/init-param&gt;</text:p>
      <text:p text:style-name="P7"><text:tab/><text:tab/>&lt;load-on-startup&gt;1&lt;/load-on-startup&gt; <text:s text:c="3"/></text:p>
      <text:p text:style-name="P7"><text:tab/>&lt;/servlet&gt;</text:p>
      <text:p text:style-name="P7"><text:s text:c="2"/></text:p>
      <text:p text:style-name="P7"><text:tab/>&lt;servlet&gt;</text:p>
      <text:p text:style-name="P7"><text:tab/><text:tab/>&lt;servlet-name&gt;mega-layout&lt;/servlet-name&gt;</text:p>
      <text:p text:style-name="P7"><text:tab/><text:tab/>&lt;servlet-class&gt;net.java.mega.layout.LayoutServlet&lt;/servlet-class&gt;</text:p>
      <text:p text:style-name="P7"><text:tab/><text:tab/>&lt;init-param&gt;</text:p>
      <text:p text:style-name="P7"><text:tab/><text:tab/><text:tab/>&lt;param-name&gt;config&lt;/param-name&gt;</text:p>
      <text:p text:style-name="P7"><text:tab/><text:tab/><text:tab/>&lt;param-value&gt;/WEB-INF/layout-config.xml&lt;/param-value&gt;</text:p>
      <text:p text:style-name="P7"><text:tab/><text:tab/>&lt;/init-param&gt;<text:tab/></text:p>
      <text:p text:style-name="P7"><text:tab/><text:tab/>&lt;load-on-startup&gt;2&lt;/load-on-startup&gt;</text:p>
      <text:p text:style-name="P7"><text:tab/>&lt;/servlet&gt; <text:s/></text:p>
      <text:p text:style-name="P7"/>
      <text:p text:style-name="P7"><text:tab/>&lt;servlet-mapping&gt;</text:p>
      <text:p text:style-name="P7"><text:tab/><text:tab/>&lt;servlet-name&gt;mega-action&lt;/servlet-name&gt;</text:p>
      <text:p text:style-name="P7"><text:tab/><text:tab/>&lt;url-pattern&gt;*.action&lt;/url-pattern&gt;</text:p>
      <text:p text:style-name="P7"><text:tab/>&lt;/servlet-mapping&gt;</text:p>
      <text:p text:style-name="P7"/>
      <text:p text:style-name="P7"><text:tab/>&lt;servlet-mapping&gt;</text:p>
      <text:p text:style-name="P7"><text:tab/><text:tab/>&lt;servlet-name&gt;mega-layout&lt;/servlet-name&gt;</text:p>
      <text:p text:style-name="P7"><text:tab/><text:tab/>&lt;url-pattern&gt;*.page&lt;/url-pattern&gt;</text:p>
      <text:p text:style-name="P7"><text:tab/>&lt;/servlet-mapping&gt;</text:p>
      <text:p text:style-name="P7"><text:tab/></text:p>
      <text:p text:style-name="P7"><text:tab/>&lt;welcome-file-list&gt;</text:p>
      <text:p text:style-name="P7"><text:tab/><text:tab/>&lt;welcome-file&gt;index.jsp&lt;/welcome-file&gt;</text:p>
      <text:p text:style-name="P7"><text:tab/>&lt;/welcome-file-list&gt;</text:p>
      <text:p text:style-name="P7"><text:s text:c="2"/></text:p>
      <text:p text:style-name="P7"><text:tab/>&lt;taglib&gt;</text:p>
      <text:p text:style-name="P7"><text:tab/><text:tab/>&lt;taglib-uri&gt;mega-action&lt;/taglib-uri&gt;</text:p>
      <text:p text:style-name="P7"><text:tab/><text:tab/>&lt;taglib-location&gt;/WEB-INF/TLD/mega-action.tld&lt;/taglib-location&gt;</text:p>
      <text:p text:style-name="P7"><text:tab/>&lt;/taglib&gt; <text:s/></text:p>
      <text:p text:style-name="P7"><text:s text:c="2"/></text:p>
      <text:p text:style-name="P7"><text:tab/>&lt;taglib&gt;</text:p>
      <text:p text:style-name="P7"><text:tab/><text:tab/>&lt;taglib-uri&gt;mega-layout&lt;/taglib-uri&gt;</text:p>
      <text:p text:style-name="P7"><text:tab/><text:tab/>&lt;taglib-location&gt;/WEB-INF/TLD/mega-layout.tld&lt;/taglib-location&gt;</text:p>
      <text:p text:style-name="P7"><text:tab/>&lt;/taglib&gt; <text:s text:c="3"/></text:p>
      <text:p text:style-name="P7"><text:tab/></text:p>
      <text:p text:style-name="P7"><text:tab/>&lt;taglib&gt;</text:p>
      <text:p text:style-name="P7"><text:tab/><text:tab/>&lt;taglib-uri&gt;mega-tags&lt;/taglib-uri&gt;</text:p>
      <text:p text:style-name="P7"><text:tab/><text:tab/>&lt;taglib-location&gt;/WEB-INF/TLD/mega-tags.tld&lt;/taglib-location&gt;</text:p>
      <text:p text:style-name="P7"><text:tab/>&lt;/taglib&gt; <text:s/><text:tab/></text:p>
      <text:p text:style-name="P7">&lt;/web-app&gt;</text:p>
      <text:p text:style-name="Standard"/>
      <text:h text:style-name="Heading_20_3" text:outline-level="3"/>
      <text:h text:style-name="P4" text:outline-level="3">action-config.xml</text:h>
      <text:p text:style-name="Standard"/>
      <text:p text:style-name="Standard">Create a action-config.xml file in WAR/WEB-INF</text:p>
      <text:p text:style-name="Standard"/>
      <text:p text:style-name="P7">&lt;?xml version="1.0" encoding="ISO-8859-1"?&gt;</text:p>
      <text:p text:style-name="P7"/>
      <text:p text:style-name="P7">&lt;!DOCTYPE action-config PUBLIC "-//MEGA//DTD action-config 1.0//EN" "http://www.sysvision.pt/dtds/mega-action_1_0.dtd"&gt;</text:p>
      <text:p text:style-name="P7"/>
      <text:p text:style-name="P7">&lt;action-config&gt;</text:p>
      <text:p text:style-name="P7"><text:tab/>&lt;controller&gt;</text:p>
      <text:p text:style-name="P7"><text:tab/><text:tab/>&lt;property name="root-package" value="demo.action"/&gt;</text:p>
      <text:p text:style-name="P7"><text:tab/>&lt;/controller&gt;</text:p>
      <text:p text:style-name="P7"><text:tab/></text:p>
      <text:p text:style-name="P7"><text:tab/>&lt;wrapper-chains&gt;</text:p>
      <text:p text:style-name="P7"><text:tab/>&lt;/wrapper-chains&gt;</text:p>
      <text:p text:style-name="P7"><text:tab/></text:p>
      <text:p text:style-name="P7"><text:tab/>&lt;actions&gt;</text:p>
      <text:p text:style-name="P7"><text:tab/>&lt;/actions&gt;</text:p>
      <text:p text:style-name="P7"><text:tab/></text:p>
      <text:p text:style-name="P7"><text:tab/>&lt;errors&gt;</text:p>
      <text:p text:style-name="P7"><text:tab/>&lt;/errors&gt;</text:p>
      <text:p text:style-name="P7"><text:tab/></text:p>
      <text:p text:style-name="P7"><text:tab/>&lt;resources&gt;</text:p>
      <text:p text:style-name="P7"><text:tab/>&lt;/resources&gt;</text:p>
      <text:p text:style-name="P7">&lt;/action-config&gt;</text:p>
      <text:p text:style-name="P7"/>
      <text:h text:style-name="Heading_20_3" text:outline-level="3"/>
      <text:h text:style-name="P4" text:outline-level="3">layout-config.xml</text:h>
      <text:p text:style-name="Standard"/>
      <text:p text:style-name="Standard">Create a layout-config.xml file in WAR/WEB-INF</text:p>
      <text:p text:style-name="Standard"/>
      <text:p text:style-name="P7">&lt;?xml version="1.0" encoding="ISO-8859-1"?&gt;</text:p>
      <text:p text:style-name="P7"/>
      <text:p text:style-name="P7">&lt;!DOCTYPE layout-config PUBLIC "-//MEGA//DTD layout-config 1.0//EN" "http://www.sysvision.pt/dtds/mega-layout_1_0.dtd"&gt;</text:p>
      <text:p text:style-name="P7"/>
      <text:p text:style-name="P7">&lt;layout-config&gt;</text:p>
      <text:p text:style-name="P7"><text:tab/>&lt;page name="/hello"&gt;</text:p>
      <text:p text:style-name="P7"><text:tab/><text:tab/>&lt;layout-path value="/JSP/LAYOUT/layout.jsp"/&gt;</text:p>
      <text:p text:style-name="P7"><text:tab/><text:tab/>&lt;block name="title"&gt;</text:p>
      <text:p text:style-name="P7"><text:tab/><text:tab/><text:tab/>&lt;string value="Hello world using Mega"/&gt;</text:p>
      <text:p text:style-name="P7"><text:tab/><text:tab/>&lt;/block&gt;<text:tab/><text:tab/></text:p>
      <text:p text:style-name="P7"><text:tab/><text:tab/>&lt;block name="body"&gt;</text:p>
      <text:p text:style-name="P7"><text:tab/><text:tab/><text:tab/>&lt;path value="/JSP/hello.jsp"/&gt;</text:p>
      <text:p text:style-name="P7"><text:tab/><text:tab/>&lt;/block&gt;<text:tab/></text:p>
      <text:p text:style-name="P7"><text:tab/>&lt;/page&gt;</text:p>
      <text:p text:style-name="P7">&lt;/layout-config&gt;</text:p>
      <text:p text:style-name="Standard"/>
      <text:h text:style-name="Heading_20_2" text:outline-level="2"/>
      <text:h text:style-name="P2" text:outline-level="2">Source code</text:h>
      <text:p text:style-name="Standard"/>
      <text:h text:style-name="Heading_20_3" text:outline-level="3">Hello.java</text:h>
      <text:p text:style-name="Standard"/>
      <text:p text:style-name="Standard">Create a Hello.java file in SRC/demo/action</text:p>
      <text:p text:style-name="Standard"/>
      <text:p text:style-name="P7">package demo.action;</text:p>
      <text:p text:style-name="P7"/>
      <text:p text:style-name="P7">import net.java.mega.action.api.AbstractAction;</text:p>
      <text:p text:style-name="P7"/>
      <text:p text:style-name="P7">public class Hello extends AbstractAction {</text:p>
      <text:p text:style-name="P7"/>
      <text:p text:style-name="P7"><text:tab/>private static final long serialVersionUID = 1L;</text:p>
      <text:p text:style-name="P7"/>
      <text:p text:style-name="P7"><text:tab/>private String helloMessage = null;</text:p>
      <text:p text:style-name="P7"/>
      <text:p text:style-name="P7"><text:tab/>public void onLoad() {</text:p>
      <text:p text:style-name="P7"><text:tab/><text:tab/>this.helloMessage = "Hello, world!";</text:p>
      <text:p text:style-name="P7"><text:tab/>}</text:p>
      <text:p text:style-name="P7"/>
      <text:p text:style-name="P7"><text:tab/>public String getHelloMessage() {</text:p>
      <text:p text:style-name="P7"><text:tab/><text:tab/>return helloMessage;</text:p>
      <text:p text:style-name="P7"><text:tab/>}</text:p>
      <text:p text:style-name="P7"/>
      <text:p text:style-name="P7">}</text:p>
      <text:p text:style-name="Standard"/>
      <text:p text:style-name="Standard"/>
      <text:h text:style-name="Heading_20_3" text:outline-level="3">index.jsp</text:h>
      <text:p text:style-name="Standard"/>
      <text:p text:style-name="Standard">Create a index.jsp file in WAR</text:p>
      <text:p text:style-name="Standard"/>
      <text:p text:style-name="P7">&lt;%@ taglib uri="mega-tags" prefix="t" %&gt;</text:p>
      <text:p text:style-name="P7"/>
      <text:p text:style-name="P7">&lt;t:navigate forward="hello.action"/&gt;</text:p>
      <text:p text:style-name="Standard"/>
      <text:p text:style-name="Standard"/>
      <text:h text:style-name="Heading_20_3" text:outline-level="3">layout.jsp</text:h>
      <text:p text:style-name="Standard"/>
      <text:p text:style-name="Standard">Create a layout.jsp file in WAR/JSP/LAYOUT</text:p>
      <text:p text:style-name="Standard"/>
      <text:p text:style-name="P7">&lt;%@ taglib uri="mega-layout" prefix="l" %&gt;</text:p>
      <text:p text:style-name="P7"/>
      <text:p text:style-name="P7">&lt;html&gt;</text:p>
      <text:p text:style-name="P7"><text:tab/>&lt;head&gt;</text:p>
      <text:p text:style-name="P7"><text:tab/><text:tab/>&lt;title&gt;&lt;l:block name="title"/&gt;&lt;/title&gt;</text:p>
      <text:p text:style-name="P7"><text:tab/>&lt;/head&gt;</text:p>
      <text:p text:style-name="P7"><text:tab/>&lt;body&gt;</text:p>
      <text:p text:style-name="P7"><text:tab/><text:tab/>&lt;l:block name="body"/&gt;</text:p>
      <text:p text:style-name="P7"><text:tab/><text:tab/>&lt;br/&gt;</text:p>
      <text:p text:style-name="P7"><text:tab/><text:tab/>&lt;a href="https://mega.dev.java.net"&gt;Powered by Mega&lt;/a&gt;</text:p>
      <text:p text:style-name="P7"><text:tab/>&lt;/body&gt;</text:p>
      <text:p text:style-name="P7">&lt;/html&gt;</text:p>
      <text:p text:style-name="Standard"/>
      <text:p text:style-name="Standard"/>
      <text:h text:style-name="Heading_20_3" text:outline-level="3">hello.jsp</text:h>
      <text:p text:style-name="Standard"/>
      <text:p text:style-name="Standard">Create a hello.jsp file in WAR/JSP</text:p>
      <text:p text:style-name="Standard"/>
      <text:p text:style-name="P7">&lt;%@ taglib uri="mega-action" prefix="a" %&gt;</text:p>
      <text:p text:style-name="P7"/>
      <text:p text:style-name="P7">&lt;b&gt;&lt;a:value property="helloMessage"/&gt;&lt;/b&gt;</text:p>
      <text:p text:style-name="Standard"/>
      <text:p text:style-name="Standard"/>
      <text:p text:style-name="Standard"/>
      <text:h text:style-name="Heading_20_1" text:outline-level="1"/>
      <text:h text:style-name="P3" text:outline-level="1">Building the project </text:h>
      <text:p text:style-name="Standard"/>
      <text:p text:style-name="Standard"/>
      <text:p text:style-name="Standard">(using ant)</text:p>
      <text:p text:style-name="Standard"/>
      <text:h text:style-name="Heading_20_2" text:outline-level="2">build.xml</text:h>
      <text:p text:style-name="Standard"/>
      <text:p text:style-name="Standard">Create a build.xml file</text:p>
      <text:p text:style-name="Standard"/>
      <text:p text:style-name="P7">&lt;?xml version="1.0" encoding="UTF-8"?&gt;</text:p>
      <text:p text:style-name="P7"/>
      <text:p text:style-name="P7">&lt;project basedir="." default="all" name="Hello world"&gt;</text:p>
      <text:p text:style-name="P7"><text:tab/>&lt;property name="src" value="SRC"/&gt;</text:p>
      <text:p text:style-name="P7"><text:tab/>&lt;property name="lib" value="WAR/WEB-INF/LIB"/&gt;</text:p>
      <text:p text:style-name="P7"><text:tab/>&lt;property name="war" value="WAR"/&gt;<text:tab/></text:p>
      <text:p text:style-name="P7"/>
      <text:p text:style-name="P7"><text:tab/>&lt;property name="build" value="BUILD"/&gt;</text:p>
      <text:p text:style-name="P7"><text:tab/>&lt;property name="build.dist" value="${build}/DIST"/&gt;</text:p>
      <text:p text:style-name="P7"><text:tab/>&lt;property name="build.classes" value="${build}/CLASSES"/&gt;</text:p>
      <text:p text:style-name="P7"/>
      <text:p text:style-name="P7"><text:tab/>&lt;path id="classpath"&gt;</text:p>
      <text:p text:style-name="P7"><text:tab/><text:tab/>&lt;fileset dir="${lib}"&gt;</text:p>
      <text:p text:style-name="P7"><text:tab/><text:tab/><text:tab/>&lt;include name="*.jar"/&gt;</text:p>
      <text:p text:style-name="P7"><text:tab/><text:tab/>&lt;/fileset&gt;<text:tab/><text:tab/></text:p>
      <text:p text:style-name="P7"><text:tab/>&lt;/path&gt;</text:p>
      <text:p text:style-name="P7"/>
      <text:p text:style-name="P7"><text:tab/>&lt;target depends="war" name="all"/&gt;</text:p>
      <text:p text:style-name="P7"><text:s text:c="2"/></text:p>
      <text:p text:style-name="P7"><text:tab/>&lt;target depends="compile" name="war"&gt;</text:p>
      <text:p text:style-name="P7"><text:tab/><text:tab/>&lt;war warfile="${build.dist}/HelloWorld.war" webxml="${war}/WEB-INF/web.xml"&gt;</text:p>
      <text:p text:style-name="P7"><text:tab/><text:tab/><text:tab/>&lt;classes dir="${build.classes}"&gt;</text:p>
      <text:p text:style-name="P7"><text:tab/><text:tab/><text:tab/><text:tab/>&lt;include name="**"/&gt;</text:p>
      <text:p text:style-name="P7"><text:tab/><text:tab/><text:tab/>&lt;/classes&gt;</text:p>
      <text:p text:style-name="P7"><text:tab/><text:tab/><text:tab/>&lt;lib dir="${lib}" /&gt;</text:p>
      <text:p text:style-name="P7"><text:tab/><text:tab/><text:tab/>&lt;webinf dir="${war}/WEB-INF"&gt;</text:p>
      <text:p text:style-name="P7"><text:tab/><text:tab/><text:tab/><text:tab/>&lt;include name="TLD/**" /&gt;</text:p>
      <text:p text:style-name="P7"><text:tab/><text:tab/><text:tab/>&lt;/webinf&gt;<text:tab/><text:tab/><text:tab/></text:p>
      <text:p text:style-name="P7"><text:tab/><text:tab/><text:tab/>&lt;fileset dir="${war}"&gt;</text:p>
      <text:p text:style-name="P7"><text:tab/><text:tab/><text:tab/><text:tab/>&lt;exclude name="WEB-INF/web.xml" /&gt;</text:p>
      <text:p text:style-name="P7"><text:tab/><text:tab/><text:tab/><text:tab/>&lt;exclude name="WEB-INF/LIB/*.jar" /&gt;</text:p>
      <text:p text:style-name="P7"><text:tab/><text:tab/><text:tab/><text:tab/>&lt;exclude name="WEB-INF/TLD/*" /&gt;</text:p>
      <text:p text:style-name="P7"><text:tab/><text:tab/><text:tab/>&lt;/fileset&gt;<text:tab/><text:tab/></text:p>
      <text:p text:style-name="P7"><text:tab/><text:tab/>&lt;/war&gt;<text:tab/><text:tab/></text:p>
      <text:p text:style-name="P7"><text:tab/>&lt;/target&gt;</text:p>
      <text:p text:style-name="P7"/>
      <text:p text:style-name="P7"><text:tab/>&lt;target depends="init" name="compile"&gt;</text:p>
      <text:p text:style-name="P7"><text:tab/><text:tab/>&lt;javac debug="on" optimize="on" deprecation="on" classpathref="classpath" destdir="${build.classes}"&gt;</text:p>
      <text:p text:style-name="P7"><text:tab/><text:tab/><text:tab/>&lt;src path="${src}"/&gt;</text:p>
      <text:p text:style-name="P7"><text:tab/><text:tab/>&lt;/javac&gt;</text:p>
      <text:p text:style-name="P7"><text:tab/>&lt;/target&gt;</text:p>
      <text:p text:style-name="P7"/>
      <text:p text:style-name="P7"><text:tab/>&lt;target name="init"&gt;</text:p>
      <text:p text:style-name="P7"><text:tab/><text:tab/>&lt;tstamp/&gt;</text:p>
      <text:p text:style-name="P7"/>
      <text:p text:style-name="P7"><text:tab/><text:tab/>&lt;mkdir dir="${build.classes}"/&gt;</text:p>
      <text:p text:style-name="P7"><text:tab/><text:tab/>&lt;mkdir dir="${build.dist}"/&gt;</text:p>
      <text:p text:style-name="P7"><text:tab/>&lt;/target&gt;</text:p>
      <text:p text:style-name="P7"/>
      <text:p text:style-name="P7"><text:tab/>&lt;target name="clean_all"&gt;</text:p>
      <text:p text:style-name="P7"><text:tab/><text:tab/>&lt;delete dir="${build}"/&gt;</text:p>
      <text:p text:style-name="P7"><text:tab/>&lt;/target&gt;</text:p>
      <text:p text:style-name="P7"/>
      <text:p text:style-name="P7">&lt;/project&gt;</text:p>
      <text:p text:style-name="Standard"/>
      <text:p text:style-name="Standard"/>
      <text:p text:style-name="Standard">Now you simply need to run ant, and deploy the generated HelloWorld.war to your favorite application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Gonçalo Pereira</meta:initial-creator>
    <meta:creation-date>2008-02-08T09:51:58</meta:creation-date>
    <dc:creator>Gonçalo Pereira</dc:creator>
    <dc:date>2008-02-13T17:47:28</dc:date>
    <dc:language>pt-PT</dc:language>
    <meta:editing-cycles>18</meta:editing-cycles>
    <meta:editing-duration>PT57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226" meta:word-count="809" meta:character-count="5995"/>
  </office:meta>
</office:document-meta>
</file>